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svg:width="15.999cm" svg:height="8.999cm" svg:x="14.655cm" svg:y="0.474cm">
            <draw:object draw:notify-on-update-of-ranges="Sheet1.B20:Sheet1.B20 Sheet1.C20:Sheet1.F20 Sheet1.C19:Sheet1.F19 Sheet1.B21:Sheet1.B21 Sheet1.C21:Sheet1.F21 Sheet1.C19:Sheet1.F19 Sheet1.B22:Sheet1.B22 Sheet1.C22:Sheet1.F22 Sheet1.C19:Sheet1.F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4.771cm" svg:y="9.765cm">
            <draw:object draw:notify-on-update-of-ranges="Sheet1.B25:Sheet1.B25 Sheet1.C25:Sheet1.F25 Sheet1.C24:Sheet1.F24 Sheet1.B26:Sheet1.B26 Sheet1.C26:Sheet1.F26 Sheet1.C24:Sheet1.F24 Sheet1.B27:Sheet1.B27 Sheet1.C27:Sheet1.F27 Sheet1.C24:Sheet1.F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1" table:default-cell-style-name="ce1"/>
        <table:table-row table:style-name="ro1" table:number-rows-repeated="2"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tc</text:p>
          </table:table-cell>
          <table:table-cell office:value-type="string">
            <text:p>dts</text:p>
          </table:table-cell>
          <table:table-cell office:value-type="string">
            <text:p>ip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0">
            <text:p>0</text:p>
          </table:table-cell>
          <table:table-cell office:value-type="float" office:value="12.941">
            <text:p>12.94</text:p>
          </table:table-cell>
          <table:table-cell office:value-type="float" office:value="6327.564">
            <text:p>6327.56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100">
            <text:p>100</text:p>
          </table:table-cell>
          <table:table-cell office:value-type="float" office:value="78.33">
            <text:p>78.33</text:p>
          </table:table-cell>
          <table:table-cell office:value-type="float" office:value="1045.385">
            <text:p>1045.3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200">
            <text:p>200</text:p>
          </table:table-cell>
          <table:table-cell office:value-type="float" office:value="139.473">
            <text:p>139.47</text:p>
          </table:table-cell>
          <table:table-cell office:value-type="float" office:value="587.103">
            <text:p>587.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300">
            <text:p>300</text:p>
          </table:table-cell>
          <table:table-cell office:value-type="float" office:value="198.067">
            <text:p>198.07</text:p>
          </table:table-cell>
          <table:table-cell office:value-type="float" office:value="413.421">
            <text:p>413.4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0">
            <text:p>0</text:p>
          </table:table-cell>
          <table:table-cell office:value-type="float" office:value="2.728">
            <text:p>2.73</text:p>
          </table:table-cell>
          <table:table-cell office:value-type="float" office:value="30016.862">
            <text:p>30016.86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100">
            <text:p>100</text:p>
          </table:table-cell>
          <table:table-cell office:value-type="float" office:value="2.759">
            <text:p>2.76</text:p>
          </table:table-cell>
          <table:table-cell office:value-type="float" office:value="29679.594">
            <text:p>29679.5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200">
            <text:p>200</text:p>
          </table:table-cell>
          <table:table-cell office:value-type="float" office:value="2.736">
            <text:p>2.74</text:p>
          </table:table-cell>
          <table:table-cell office:value-type="float" office:value="29929.094">
            <text:p>29929.0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300">
            <text:p>300</text:p>
          </table:table-cell>
          <table:table-cell office:value-type="float" office:value="2.716">
            <text:p>2.72</text:p>
          </table:table-cell>
          <table:table-cell office:value-type="float" office:value="30149.485">
            <text:p>30149.4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0">
            <text:p>0</text:p>
          </table:table-cell>
          <table:table-cell office:value-type="float" office:value="6.582">
            <text:p>6.58</text:p>
          </table:table-cell>
          <table:table-cell office:value-type="float" office:value="12440.747">
            <text:p>12440.7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100">
            <text:p>100</text:p>
          </table:table-cell>
          <table:table-cell office:value-type="float" office:value="50.88">
            <text:p>50.88</text:p>
          </table:table-cell>
          <table:table-cell office:value-type="float" office:value="1609.375">
            <text:p>1609.3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200">
            <text:p>200</text:p>
          </table:table-cell>
          <table:table-cell office:value-type="float" office:value="95.565">
            <text:p>95.57</text:p>
          </table:table-cell>
          <table:table-cell office:value-type="float" office:value="856.851">
            <text:p>856.8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300">
            <text:p>300</text:p>
          </table:table-cell>
          <table:table-cell office:value-type="float" office:value="136.847">
            <text:p>136.85</text:p>
          </table:table-cell>
          <table:table-cell office:value-type="float" office:value="598.369">
            <text:p>598.37</text:p>
          </table:table-cell>
          <table:table-cell table:number-columns-repeated="1016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12.941">
            <text:p>12.94</text:p>
          </table:table-cell>
          <table:table-cell office:value-type="float" office:value="78.33">
            <text:p>78.33</text:p>
          </table:table-cell>
          <table:table-cell office:value-type="float" office:value="139.473">
            <text:p>139.47</text:p>
          </table:table-cell>
          <table:table-cell office:value-type="float" office:value="198.067">
            <text:p>198.07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2.728">
            <text:p>2.73</text:p>
          </table:table-cell>
          <table:table-cell office:value-type="float" office:value="2.759">
            <text:p>2.76</text:p>
          </table:table-cell>
          <table:table-cell office:value-type="float" office:value="2.736">
            <text:p>2.74</text:p>
          </table:table-cell>
          <table:table-cell office:value-type="float" office:value="2.716">
            <text:p>2.7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6.582">
            <text:p>6.58</text:p>
          </table:table-cell>
          <table:table-cell office:value-type="float" office:value="50.88">
            <text:p>50.88</text:p>
          </table:table-cell>
          <table:table-cell office:value-type="float" office:value="95.565">
            <text:p>95.57</text:p>
          </table:table-cell>
          <table:table-cell office:value-type="float" office:value="136.847">
            <text:p>136.85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6327.564">
            <text:p>6327.56</text:p>
          </table:table-cell>
          <table:table-cell office:value-type="float" office:value="1045.385">
            <text:p>1045.39</text:p>
          </table:table-cell>
          <table:table-cell office:value-type="float" office:value="587.103">
            <text:p>587.1</text:p>
          </table:table-cell>
          <table:table-cell office:value-type="float" office:value="413.421">
            <text:p>413.4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30016.862">
            <text:p>30016.86</text:p>
          </table:table-cell>
          <table:table-cell office:value-type="float" office:value="29679.594">
            <text:p>29679.59</text:p>
          </table:table-cell>
          <table:table-cell office:value-type="float" office:value="29929.094">
            <text:p>29929.09</text:p>
          </table:table-cell>
          <table:table-cell office:value-type="float" office:value="30149.485">
            <text:p>30149.49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12440.747">
            <text:p>12440.75</text:p>
          </table:table-cell>
          <table:table-cell office:value-type="float" office:value="1609.375">
            <text:p>1609.38</text:p>
          </table:table-cell>
          <table:table-cell office:value-type="float" office:value="856.851">
            <text:p>856.85</text:p>
          </table:table-cell>
          <table:table-cell office:value-type="float" office:value="598.369">
            <text:p>598.37</text:p>
          </table:table-cell>
          <table:table-cell table:number-columns-repeated="1015"/>
        </table:table-row>
        <table:table-row table:style-name="ro1" table:number-rows-repeated="18"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tc</text:p>
          </table:table-cell>
          <table:table-cell office:value-type="string">
            <text:p>dts</text:p>
          </table:table-cell>
          <table:table-cell office:value-type="string">
            <text:p>ip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0">
            <text:p>0</text:p>
          </table:table-cell>
          <table:table-cell office:value-type="float" office:value="4.379">
            <text:p>4.38</text:p>
          </table:table-cell>
          <table:table-cell office:value-type="float" office:value="18699.475">
            <text:p>18699.4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100">
            <text:p>100</text:p>
          </table:table-cell>
          <table:table-cell office:value-type="float" office:value="21.356">
            <text:p>21.36</text:p>
          </table:table-cell>
          <table:table-cell office:value-type="float" office:value="3834.285">
            <text:p>3834.2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200">
            <text:p>200</text:p>
          </table:table-cell>
          <table:table-cell office:value-type="float" office:value="40.206">
            <text:p>40.21</text:p>
          </table:table-cell>
          <table:table-cell office:value-type="float" office:value="2036.636">
            <text:p>2036.6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300">
            <text:p>300</text:p>
          </table:table-cell>
          <table:table-cell office:value-type="float" office:value="59.4">
            <text:p>59.4</text:p>
          </table:table-cell>
          <table:table-cell office:value-type="float" office:value="1378.535">
            <text:p>1378.5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0">
            <text:p>0</text:p>
          </table:table-cell>
          <table:table-cell office:value-type="float" office:value="1.201">
            <text:p>1.2</text:p>
          </table:table-cell>
          <table:table-cell office:value-type="float" office:value="68181.515">
            <text:p>68181.5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100">
            <text:p>100</text:p>
          </table:table-cell>
          <table:table-cell office:value-type="float" office:value="1.161">
            <text:p>1.16</text:p>
          </table:table-cell>
          <table:table-cell office:value-type="float" office:value="70530.577">
            <text:p>70530.5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200">
            <text:p>200</text:p>
          </table:table-cell>
          <table:table-cell office:value-type="float" office:value="1.144">
            <text:p>1.14</text:p>
          </table:table-cell>
          <table:table-cell office:value-type="float" office:value="71578.671">
            <text:p>71578.67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300">
            <text:p>300</text:p>
          </table:table-cell>
          <table:table-cell office:value-type="float" office:value="1.142">
            <text:p>1.14</text:p>
          </table:table-cell>
          <table:table-cell office:value-type="float" office:value="71704.028">
            <text:p>71704.0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0">
            <text:p>0</text:p>
          </table:table-cell>
          <table:table-cell office:value-type="float" office:value="2.078">
            <text:p>2.08</text:p>
          </table:table-cell>
          <table:table-cell office:value-type="float" office:value="39405.679">
            <text:p>39405.6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100">
            <text:p>100</text:p>
          </table:table-cell>
          <table:table-cell office:value-type="float" office:value="15.855">
            <text:p>15.86</text:p>
          </table:table-cell>
          <table:table-cell office:value-type="float" office:value="5164.617">
            <text:p>5164.6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200">
            <text:p>200</text:p>
          </table:table-cell>
          <table:table-cell office:value-type="float" office:value="31.696">
            <text:p>31.7</text:p>
          </table:table-cell>
          <table:table-cell office:value-type="float" office:value="2583.449">
            <text:p>2583.4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300">
            <text:p>300</text:p>
          </table:table-cell>
          <table:table-cell office:value-type="float" office:value="44.771">
            <text:p>44.77</text:p>
          </table:table-cell>
          <table:table-cell office:value-type="float" office:value="1828.974">
            <text:p>1828.97</text:p>
          </table:table-cell>
          <table:table-cell table:number-columns-repeated="1016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4.379">
            <text:p>4.38</text:p>
          </table:table-cell>
          <table:table-cell office:value-type="float" office:value="21.356">
            <text:p>21.36</text:p>
          </table:table-cell>
          <table:table-cell office:value-type="float" office:value="40.206">
            <text:p>40.21</text:p>
          </table:table-cell>
          <table:table-cell office:value-type="float" office:value="59.4">
            <text:p>59.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1.201">
            <text:p>1.2</text:p>
          </table:table-cell>
          <table:table-cell office:value-type="float" office:value="1.161">
            <text:p>1.16</text:p>
          </table:table-cell>
          <table:table-cell office:value-type="float" office:value="1.144">
            <text:p>1.14</text:p>
          </table:table-cell>
          <table:table-cell office:value-type="float" office:value="1.142">
            <text:p>1.1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2.078">
            <text:p>2.08</text:p>
          </table:table-cell>
          <table:table-cell office:value-type="float" office:value="15.855">
            <text:p>15.86</text:p>
          </table:table-cell>
          <table:table-cell office:value-type="float" office:value="31.696">
            <text:p>31.7</text:p>
          </table:table-cell>
          <table:table-cell office:value-type="float" office:value="44.771">
            <text:p>44.77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18699.475">
            <text:p>18699.48</text:p>
          </table:table-cell>
          <table:table-cell office:value-type="float" office:value="3834.285">
            <text:p>3834.29</text:p>
          </table:table-cell>
          <table:table-cell office:value-type="float" office:value="2036.636">
            <text:p>2036.64</text:p>
          </table:table-cell>
          <table:table-cell office:value-type="float" office:value="1378.535">
            <text:p>1378.5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68181.515">
            <text:p>68181.52</text:p>
          </table:table-cell>
          <table:table-cell office:value-type="float" office:value="70530.577">
            <text:p>70530.58</text:p>
          </table:table-cell>
          <table:table-cell office:value-type="float" office:value="71578.671">
            <text:p>71578.67</text:p>
          </table:table-cell>
          <table:table-cell office:value-type="float" office:value="71704.028">
            <text:p>71704.0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39405.679">
            <text:p>39405.68</text:p>
          </table:table-cell>
          <table:table-cell office:value-type="float" office:value="5164.617">
            <text:p>5164.62</text:p>
          </table:table-cell>
          <table:table-cell office:value-type="float" office:value="2583.449">
            <text:p>2583.45</text:p>
          </table:table-cell>
          <table:table-cell office:value-type="float" office:value="1828.974">
            <text:p>1828.97</text:p>
          </table:table-cell>
          <table:table-cell table:number-columns-repeated="1015"/>
        </table:table-row>
        <table:table-row table:style-name="ro1" table:number-rows-repeated="1048505">
          <table:table-cell table:number-columns-repeated="1021"/>
        </table:table-row>
        <table:table-row table:style-name="ro1">
          <table:table-cell table:number-columns-repeated="1021"/>
        </table:table-row>
      </table:table>
      <table:database-ranges>
        <table:database-range table:name="__Anonymous_Sheet_DB__0" table:target-range-address="Sheet1.B4:Sheet1.E15" table:contains-header="false">
          <table:sort>
            <table:sort-by table:field-number="0" table:data-type="automatic"/>
          </table:sort>
        </table:database-range>
        <table:database-range table:target-range-address="Sheet1.B47:Sheet1.E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12/16/2016</text:date>, <text:time>11:0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12-15T23:11:49.265503012</meta:creation-date>
    <dc:date>2016-12-16T11:00:20</dc:date>
    <meta:editing-duration>PT00H18M27S</meta:editing-duration>
    <meta:editing-cycles>7</meta:editing-cycles>
    <meta:generator>NeoOffice/3.3$Unix OpenOffice.org_project/Patch 0</meta:generator>
    <meta:document-statistic meta:table-count="1" meta:cell-count="1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01cm" svg:y="3.736cm" style:legend-expansion="high" chart:style-name="ch2"/>
        <chart:plot-area chart:style-name="ch3" table:cell-range-address="Sheet1.B19:Sheet1.F22" chart:data-source-has-labels="column" svg:x="0.32cm" svg:y="0.18cm" svg:width="12.161cm" svg:height="8.64cm">
          <chartooo:coordinate-region svg:x="1.167cm" svg:y="0.368cm" svg:width="11.014cm" svg:height="7.8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0:Sheet1.F20" chart:label-cell-address="Sheet1.B20:Sheet1.B20" chart:class="chart:scatter">
            <chart:domain table:cell-range-address="Sheet1.C19:Sheet1.F19"/>
            <chart:data-point chart:repeated="4"/>
          </chart:series>
          <chart:series chart:style-name="ch7" chart:values-cell-range-address="Sheet1.C21:Sheet1.F21" chart:label-cell-address="Sheet1.B21:Sheet1.B21" chart:class="chart:scatter">
            <chart:data-point chart:repeated="4"/>
          </chart:series>
          <chart:series chart:style-name="ch8" chart:values-cell-range-address="Sheet1.C22:Sheet1.F22" chart:label-cell-address="Sheet1.B22:Sheet1.B22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C19:Sheet1.F19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pipedreams</text:p>
                <draw:g>
                  <svg:desc>Sheet1.B20:Sheet1.B20</svg:desc>
                </draw:g>
              </table:table-cell>
              <table:table-cell office:value-type="float" office:value="12.941">
                <text:p>12.941</text:p>
                <draw:g>
                  <svg:desc>Sheet1.C20:Sheet1.F20</svg:desc>
                </draw:g>
              </table:table-cell>
              <table:table-cell office:value-type="float" office:value="78.33">
                <text:p>78.33</text:p>
              </table:table-cell>
              <table:table-cell office:value-type="float" office:value="139.473">
                <text:p>139.473</text:p>
              </table:table-cell>
              <table:table-cell office:value-type="float" office:value="198.067">
                <text:p>198.067</text:p>
              </table:table-cell>
            </table:table-row>
            <table:table-row>
              <table:table-cell office:value-type="string">
                <text:p>pull</text:p>
                <draw:g>
                  <svg:desc>Sheet1.B21:Sheet1.B21</svg:desc>
                </draw:g>
              </table:table-cell>
              <table:table-cell office:value-type="float" office:value="2.728">
                <text:p>2.728</text:p>
                <draw:g>
                  <svg:desc>Sheet1.C21:Sheet1.F21</svg:desc>
                </draw:g>
              </table:table-cell>
              <table:table-cell office:value-type="float" office:value="2.759">
                <text:p>2.759</text:p>
              </table:table-cell>
              <table:table-cell office:value-type="float" office:value="2.736">
                <text:p>2.736</text:p>
              </table:table-cell>
              <table:table-cell office:value-type="float" office:value="2.716">
                <text:p>2.716</text:p>
              </table:table-cell>
            </table:table-row>
            <table:table-row>
              <table:table-cell office:value-type="string">
                <text:p>readable</text:p>
                <draw:g>
                  <svg:desc>Sheet1.B22:Sheet1.B22</svg:desc>
                </draw:g>
              </table:table-cell>
              <table:table-cell office:value-type="float" office:value="6.582">
                <text:p>6.582</text:p>
                <draw:g>
                  <svg:desc>Sheet1.C22:Sheet1.F22</svg:desc>
                </draw:g>
              </table:table-cell>
              <table:table-cell office:value-type="float" office:value="50.88">
                <text:p>50.88</text:p>
              </table:table-cell>
              <table:table-cell office:value-type="float" office:value="95.565">
                <text:p>95.565</text:p>
              </table:table-cell>
              <table:table-cell office:value-type="float" office:value="136.847">
                <text:p>136.8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01cm" svg:y="3.736cm" style:legend-expansion="high" chart:style-name="ch2"/>
        <chart:plot-area chart:style-name="ch3" table:cell-range-address="Sheet1.B24:Sheet1.F27" chart:data-source-has-labels="column" svg:x="0.32cm" svg:y="0.18cm" svg:width="12.161cm" svg:height="8.64cm">
          <chartooo:coordinate-region svg:x="1.565cm" svg:y="0.368cm" svg:width="10.616cm" svg:height="7.8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5:Sheet1.F25" chart:label-cell-address="Sheet1.B25:Sheet1.B25" chart:class="chart:scatter">
            <chart:domain table:cell-range-address="Sheet1.C24:Sheet1.F24"/>
            <chart:data-point chart:repeated="4"/>
          </chart:series>
          <chart:series chart:style-name="ch7" chart:values-cell-range-address="Sheet1.C26:Sheet1.F26" chart:label-cell-address="Sheet1.B26:Sheet1.B26" chart:class="chart:scatter">
            <chart:data-point chart:repeated="4"/>
          </chart:series>
          <chart:series chart:style-name="ch8" chart:values-cell-range-address="Sheet1.C27:Sheet1.F27" chart:label-cell-address="Sheet1.B27:Sheet1.B27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C24:Sheet1.F2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pipedreams</text:p>
                <draw:g>
                  <svg:desc>Sheet1.B25:Sheet1.B25</svg:desc>
                </draw:g>
              </table:table-cell>
              <table:table-cell office:value-type="float" office:value="6327.564">
                <text:p>6327.564</text:p>
                <draw:g>
                  <svg:desc>Sheet1.C25:Sheet1.F25</svg:desc>
                </draw:g>
              </table:table-cell>
              <table:table-cell office:value-type="float" office:value="1045.385">
                <text:p>1045.385</text:p>
              </table:table-cell>
              <table:table-cell office:value-type="float" office:value="587.103">
                <text:p>587.103</text:p>
              </table:table-cell>
              <table:table-cell office:value-type="float" office:value="413.421">
                <text:p>413.421</text:p>
              </table:table-cell>
            </table:table-row>
            <table:table-row>
              <table:table-cell office:value-type="string">
                <text:p>pull</text:p>
                <draw:g>
                  <svg:desc>Sheet1.B26:Sheet1.B26</svg:desc>
                </draw:g>
              </table:table-cell>
              <table:table-cell office:value-type="float" office:value="30016.862">
                <text:p>30016.862</text:p>
                <draw:g>
                  <svg:desc>Sheet1.C26:Sheet1.F26</svg:desc>
                </draw:g>
              </table:table-cell>
              <table:table-cell office:value-type="float" office:value="29679.594">
                <text:p>29679.594</text:p>
              </table:table-cell>
              <table:table-cell office:value-type="float" office:value="29929.094">
                <text:p>29929.094</text:p>
              </table:table-cell>
              <table:table-cell office:value-type="float" office:value="30149.485">
                <text:p>30149.485</text:p>
              </table:table-cell>
            </table:table-row>
            <table:table-row>
              <table:table-cell office:value-type="string">
                <text:p>readable</text:p>
                <draw:g>
                  <svg:desc>Sheet1.B27:Sheet1.B27</svg:desc>
                </draw:g>
              </table:table-cell>
              <table:table-cell office:value-type="float" office:value="12440.747">
                <text:p>12440.747</text:p>
                <draw:g>
                  <svg:desc>Sheet1.C27:Sheet1.F27</svg:desc>
                </draw:g>
              </table:table-cell>
              <table:table-cell office:value-type="float" office:value="1609.375">
                <text:p>1609.375</text:p>
              </table:table-cell>
              <table:table-cell office:value-type="float" office:value="856.851">
                <text:p>856.851</text:p>
              </table:table-cell>
              <table:table-cell office:value-type="float" office:value="598.369">
                <text:p>598.3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